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1019.99pt"/>
    </style:style>
    <style:style style:name="co8" style:family="table-column">
      <style:table-column-properties fo:break-before="auto" style:column-width="178.55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8679706601466992, 0.8692493946731235, 0.8686131386861314, 0.8698795180722891, 0.8658536585365854, 0.8705035971223022, 0.8708133971291866, 0.8676470588235294, 0.8686131386861314, 0.8682926829268293]</text:p>
          </table:table-cell>
          <table:table-cell office:value-type="string" calcext:value-type="string">
            <text:p>[54, 54, 54, 54, 54, 54, 54, 54, 54, 54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321782178217822" calcext:value-type="float">
            <text:p>0.3217821782178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4292565947242204]</text:p>
          </table:table-cell>
          <table:table-cell office:value-type="string" calcext:value-type="string">
            <text:p>[9]</text:p>
          </table:table-cell>
          <table:table-cell office:value-type="float" office:value="0.131787479638902" calcext:value-type="float">
            <text:p>0.131787479638902</text:p>
          </table:table-cell>
          <table:table-cell office:value-type="float" office:value="0.308007958430577" calcext:value-type="float">
            <text:p>0.308007958430577</text:p>
          </table:table-cell>
          <table:table-cell office:value-type="float" office:value="0.313084112149533" calcext:value-type="float">
            <text:p>0.313084112149533</text:p>
          </table:table-cell>
          <table:table-cell office:value-type="float" office:value="0.210253071236142" calcext:value-type="float">
            <text:p>0.210253071236142</text:p>
          </table:table-cell>
          <table:table-cell office:value-type="float" office:value="0.321782178217822" calcext:value-type="float">
            <text:p>0.32178217821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88888888888889" calcext:value-type="float">
            <text:p>0.008888888888889</text:p>
          </table:table-cell>
          <table:table-cell office:value-type="float" office:value="0.0266666666666667" calcext:value-type="float">
            <text:p>0.02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337962962962963" calcext:value-type="float">
            <text:p>0.3379629629629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024390243902439]</text:p>
          </table:table-cell>
          <table:table-cell office:value-type="string" calcext:value-type="string">
            <text:p>[4]</text:p>
          </table:table-cell>
          <table:table-cell office:value-type="float" office:value="0.137647231177765" calcext:value-type="float">
            <text:p>0.137647231177765</text:p>
          </table:table-cell>
          <table:table-cell office:value-type="float" office:value="0.324147305825853" calcext:value-type="float">
            <text:p>0.324147305825853</text:p>
          </table:table-cell>
          <table:table-cell office:value-type="float" office:value="0.337962962962963" calcext:value-type="float">
            <text:p>0.337962962962963</text:p>
          </table:table-cell>
          <table:table-cell office:value-type="float" office:value="0.217894610338197" calcext:value-type="float">
            <text:p>0.217894610338197</text:p>
          </table:table-cell>
          <table:table-cell office:value-type="float" office:value="0.327790973871734" calcext:value-type="float">
            <text:p>0.32779097387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4700854700855" calcext:value-type="float">
            <text:p>0.008547008547009</text:p>
          </table:table-cell>
          <table:table-cell office:value-type="float" office:value="0.0256410256410257" calcext:value-type="float">
            <text:p>0.025641025641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470833333333333" calcext:value-type="float">
            <text:p>0.47083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3923444976076555]</text:p>
          </table:table-cell>
          <table:table-cell office:value-type="string" calcext:value-type="string">
            <text:p>[6]</text:p>
          </table:table-cell>
          <table:table-cell office:value-type="float" office:value="0.384426537368008" calcext:value-type="float">
            <text:p>0.384426537368008</text:p>
          </table:table-cell>
          <table:table-cell office:value-type="float" office:value="0.460911649240876" calcext:value-type="float">
            <text:p>0.460911649240876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0.457723886175525" calcext:value-type="float">
            <text:p>0.457723886175525</text:p>
          </table:table-cell>
          <table:table-cell office:value-type="float" office:value="0.466386554621849" calcext:value-type="float">
            <text:p>0.466386554621849</text:p>
          </table:table-cell>
          <table:table-cell office:value-type="float" office:value="0.304927690498483" calcext:value-type="float">
            <text:p>0.304927690498483</text:p>
          </table:table-cell>
          <table:table-cell office:value-type="float" office:value="0.449905482041588" calcext:value-type="float">
            <text:p>0.449905482041588</text:p>
          </table:table-cell>
          <table:table-cell office:value-type="float" office:value="0.314142923557149" calcext:value-type="float">
            <text:p>0.314142923557149</text:p>
          </table:table-cell>
          <table:table-cell office:value-type="float" office:value="0.468619246861925" calcext:value-type="float">
            <text:p>0.468619246861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539553752535497" calcext:value-type="float">
            <text:p>0.5395537525354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4634146341463415]</text:p>
          </table:table-cell>
          <table:table-cell office:value-type="string" calcext:value-type="string">
            <text:p>[6]</text:p>
          </table:table-cell>
          <table:table-cell office:value-type="float" office:value="0.514946940289806" calcext:value-type="float">
            <text:p>0.514946940289806</text:p>
          </table:table-cell>
          <table:table-cell office:value-type="float" office:value="0.514839057309093" calcext:value-type="float">
            <text:p>0.514839057309093</text:p>
          </table:table-cell>
          <table:table-cell office:value-type="float" office:value="0.523326572008114" calcext:value-type="float">
            <text:p>0.523326572008114</text:p>
          </table:table-cell>
          <table:table-cell office:value-type="float" office:value="0.516959405886521" calcext:value-type="float">
            <text:p>0.516959405886521</text:p>
          </table:table-cell>
          <table:table-cell office:value-type="float" office:value="0.520161290322581" calcext:value-type="float">
            <text:p>0.520161290322581</text:p>
          </table:table-cell>
          <table:table-cell office:value-type="float" office:value="0.514694793985876" calcext:value-type="float">
            <text:p>0.514694793985876</text:p>
          </table:table-cell>
          <table:table-cell office:value-type="float" office:value="0.539553752535497" calcext:value-type="float">
            <text:p>0.539553752535497</text:p>
          </table:table-cell>
          <table:table-cell office:value-type="float" office:value="0.513294503977734" calcext:value-type="float">
            <text:p>0.513294503977734</text:p>
          </table:table-cell>
          <table:table-cell office:value-type="float" office:value="0.518367346938776" calcext:value-type="float">
            <text:p>0.5183673469387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187012987012987" calcext:value-type="float">
            <text:p>0.187012987012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2384428223844282]</text:p>
          </table:table-cell>
          <table:table-cell office:value-type="string" calcext:value-type="string">
            <text:p>[1]</text:p>
          </table:table-cell>
          <table:table-cell office:value-type="float" office:value="0.0238161229014888" calcext:value-type="float">
            <text:p>0.023816122901489</text:p>
          </table:table-cell>
          <table:table-cell office:value-type="float" office:value="0.0785978249392884" calcext:value-type="float">
            <text:p>0.078597824939288</text:p>
          </table:table-cell>
          <table:table-cell office:value-type="float" office:value="0.187012987012987" calcext:value-type="float">
            <text:p>0.187012987012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666666666667" calcext:value-type="float">
            <text:p>0.01666666666666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98933901918976" calcext:value-type="float">
            <text:p>0.4989339019189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226044226044226]</text:p>
          </table:table-cell>
          <table:table-cell office:value-type="string" calcext:value-type="string">
            <text:p>[8]</text:p>
          </table:table-cell>
          <table:table-cell office:value-type="float" office:value="0.434063138006354" calcext:value-type="float">
            <text:p>0.434063138006354</text:p>
          </table:table-cell>
          <table:table-cell office:value-type="float" office:value="0.462681945429491" calcext:value-type="float">
            <text:p>0.462681945429491</text:p>
          </table:table-cell>
          <table:table-cell office:value-type="float" office:value="0.464684014869888" calcext:value-type="float">
            <text:p>0.464684014869888</text:p>
          </table:table-cell>
          <table:table-cell office:value-type="float" office:value="0.480777828941053" calcext:value-type="float">
            <text:p>0.480777828941053</text:p>
          </table:table-cell>
          <table:table-cell office:value-type="float" office:value="0.498933901918976" calcext:value-type="float">
            <text:p>0.498933901918976</text:p>
          </table:table-cell>
          <table:table-cell office:value-type="float" office:value="0.321893321893322" calcext:value-type="float">
            <text:p>0.321893321893322</text:p>
          </table:table-cell>
          <table:table-cell office:value-type="float" office:value="0.482625482625483" calcext:value-type="float">
            <text:p>0.482625482625483</text:p>
          </table:table-cell>
          <table:table-cell office:value-type="float" office:value="0.470899455761552" calcext:value-type="float">
            <text:p>0.470899455761552</text:p>
          </table:table-cell>
          <table:table-cell office:value-type="float" office:value="0.47843137254902" calcext:value-type="float">
            <text:p>0.478431372549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526096033402923" calcext:value-type="float">
            <text:p>0.5260960334029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422604422604423]</text:p>
          </table:table-cell>
          <table:table-cell office:value-type="string" calcext:value-type="string">
            <text:p>[9]</text:p>
          </table:table-cell>
          <table:table-cell office:value-type="float" office:value="0.466119133397177" calcext:value-type="float">
            <text:p>0.466119133397177</text:p>
          </table:table-cell>
          <table:table-cell office:value-type="float" office:value="0.509779696718805" calcext:value-type="float">
            <text:p>0.509779696718805</text:p>
          </table:table-cell>
          <table:table-cell office:value-type="float" office:value="0.526096033402923" calcext:value-type="float">
            <text:p>0.526096033402923</text:p>
          </table:table-cell>
          <table:table-cell office:value-type="float" office:value="0.497322097455618" calcext:value-type="float">
            <text:p>0.497322097455618</text:p>
          </table:table-cell>
          <table:table-cell office:value-type="float" office:value="0.502008032128514" calcext:value-type="float">
            <text:p>0.502008032128514</text:p>
          </table:table-cell>
          <table:table-cell office:value-type="float" office:value="0.492720621136616" calcext:value-type="float">
            <text:p>0.492720621136616</text:p>
          </table:table-cell>
          <table:table-cell office:value-type="float" office:value="0.498993963782696" calcext:value-type="float">
            <text:p>0.498993963782696</text:p>
          </table:table-cell>
          <table:table-cell office:value-type="float" office:value="0.364654118277667" calcext:value-type="float">
            <text:p>0.364654118277667</text:p>
          </table:table-cell>
          <table:table-cell office:value-type="float" office:value="0.520161290322581" calcext:value-type="float">
            <text:p>0.5201612903225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485714285714286" calcext:value-type="float">
            <text:p>0.48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927710843373494]</text:p>
          </table:table-cell>
          <table:table-cell office:value-type="string" calcext:value-type="string">
            <text:p>[11]</text:p>
          </table:table-cell>
          <table:table-cell office:value-type="float" office:value="0.480643671171517" calcext:value-type="float">
            <text:p>0.480643671171517</text:p>
          </table:table-cell>
          <table:table-cell office:value-type="float" office:value="0.476778302561901" calcext:value-type="float">
            <text:p>0.476778302561901</text:p>
          </table:table-cell>
          <table:table-cell office:value-type="float" office:value="0.477941176470588" calcext:value-type="float">
            <text:p>0.477941176470588</text:p>
          </table:table-cell>
          <table:table-cell office:value-type="float" office:value="0.483615891497665" calcext:value-type="float">
            <text:p>0.483615891497665</text:p>
          </table:table-cell>
          <table:table-cell office:value-type="float" office:value="0.485714285714286" calcext:value-type="float">
            <text:p>0.485714285714286</text:p>
          </table:table-cell>
          <table:table-cell office:value-type="float" office:value="0.480478177453762" calcext:value-type="float">
            <text:p>0.480478177453762</text:p>
          </table:table-cell>
          <table:table-cell office:value-type="float" office:value="0.483739837398374" calcext:value-type="float">
            <text:p>0.483739837398374</text:p>
          </table:table-cell>
          <table:table-cell office:value-type="float" office:value="0.48170231317274" calcext:value-type="float">
            <text:p>0.48170231317274</text:p>
          </table:table-cell>
          <table:table-cell office:value-type="float" office:value="0.483271375464684" calcext:value-type="float">
            <text:p>0.483271375464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575396825396825" calcext:value-type="float">
            <text:p>0.5753968253968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818401937046005]</text:p>
          </table:table-cell>
          <table:table-cell office:value-type="string" calcext:value-type="string">
            <text:p>[9]</text:p>
          </table:table-cell>
          <table:table-cell office:value-type="float" office:value="0.554907967574899" calcext:value-type="float">
            <text:p>0.554907967574899</text:p>
          </table:table-cell>
          <table:table-cell office:value-type="float" office:value="0.548962690473196" calcext:value-type="float">
            <text:p>0.548962690473196</text:p>
          </table:table-cell>
          <table:table-cell office:value-type="float" office:value="0.558659217877095" calcext:value-type="float">
            <text:p>0.558659217877095</text:p>
          </table:table-cell>
          <table:table-cell office:value-type="float" office:value="0.555604370263263" calcext:value-type="float">
            <text:p>0.555604370263263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551231525572036" calcext:value-type="float">
            <text:p>0.551231525572036</text:p>
          </table:table-cell>
          <table:table-cell office:value-type="float" office:value="0.563071297989031" calcext:value-type="float">
            <text:p>0.563071297989031</text:p>
          </table:table-cell>
          <table:table-cell office:value-type="float" office:value="0.563833283991103" calcext:value-type="float">
            <text:p>0.563833283991103</text:p>
          </table:table-cell>
          <table:table-cell office:value-type="float" office:value="0.575396825396825" calcext:value-type="float">
            <text:p>0.575396825396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4552058111380145]</text:p>
          </table:table-cell>
          <table:table-cell office:value-type="string" calcext:value-type="string">
            <text:p>[1]</text:p>
          </table:table-cell>
          <table:table-cell office:value-type="float" office:value="0.582695743841261" calcext:value-type="float">
            <text:p>0.582695743841261</text:p>
          </table:table-cell>
          <table:table-cell office:value-type="float" office:value="0.578853492616559" calcext:value-type="float">
            <text:p>0.57885349261655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87173509693248" calcext:value-type="float">
            <text:p>0.587173509693248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590228183055377" calcext:value-type="float">
            <text:p>0.590228183055377</text:p>
          </table:table-cell>
          <table:table-cell office:value-type="float" office:value="0.592198581560284" calcext:value-type="float">
            <text:p>0.592198581560284</text:p>
          </table:table-cell>
          <table:table-cell office:value-type="float" office:value="0.574527789999861" calcext:value-type="float">
            <text:p>0.574527789999861</text:p>
          </table:table-cell>
          <table:table-cell office:value-type="float" office:value="0.574829931972789" calcext:value-type="float">
            <text:p>0.5748299319727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579365079365079" calcext:value-type="float">
            <text:p>0.57936507936507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841849148418492]</text:p>
          </table:table-cell>
          <table:table-cell office:value-type="string" calcext:value-type="string">
            <text:p>[12]</text:p>
          </table:table-cell>
          <table:table-cell office:value-type="float" office:value="0.559855774718288" calcext:value-type="float">
            <text:p>0.559855774718288</text:p>
          </table:table-cell>
          <table:table-cell office:value-type="float" office:value="0.555519377757232" calcext:value-type="float">
            <text:p>0.555519377757232</text:p>
          </table:table-cell>
          <table:table-cell office:value-type="float" office:value="0.5626204238921" calcext:value-type="float">
            <text:p>0.5626204238921</text:p>
          </table:table-cell>
          <table:table-cell office:value-type="float" office:value="0.567354640244666" calcext:value-type="float">
            <text:p>0.567354640244666</text:p>
          </table:table-cell>
          <table:table-cell office:value-type="float" office:value="0.576086956521739" calcext:value-type="float">
            <text:p>0.576086956521739</text:p>
          </table:table-cell>
          <table:table-cell office:value-type="float" office:value="0.561302219041841" calcext:value-type="float">
            <text:p>0.561302219041841</text:p>
          </table:table-cell>
          <table:table-cell office:value-type="float" office:value="0.579365079365079" calcext:value-type="float">
            <text:p>0.579365079365079</text:p>
          </table:table-cell>
          <table:table-cell office:value-type="float" office:value="0.555246861829413" calcext:value-type="float">
            <text:p>0.555246861829413</text:p>
          </table:table-cell>
          <table:table-cell office:value-type="float" office:value="0.557319223985891" calcext:value-type="float">
            <text:p>0.5573192239858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94758909853249" calcext:value-type="float">
            <text:p>0.4947589098532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150485436893204]</text:p>
          </table:table-cell>
          <table:table-cell office:value-type="string" calcext:value-type="string">
            <text:p>[10]</text:p>
          </table:table-cell>
          <table:table-cell office:value-type="float" office:value="0.404560119778154" calcext:value-type="float">
            <text:p>0.404560119778154</text:p>
          </table:table-cell>
          <table:table-cell office:value-type="float" office:value="0.480919805677011" calcext:value-type="float">
            <text:p>0.480919805677011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481891753788906" calcext:value-type="float">
            <text:p>0.481891753788906</text:p>
          </table:table-cell>
          <table:table-cell office:value-type="float" office:value="0.490421455938697" calcext:value-type="float">
            <text:p>0.490421455938697</text:p>
          </table:table-cell>
          <table:table-cell office:value-type="float" office:value="0.163230418822041" calcext:value-type="float">
            <text:p>0.163230418822041</text:p>
          </table:table-cell>
          <table:table-cell office:value-type="float" office:value="0.474187380497132" calcext:value-type="float">
            <text:p>0.474187380497132</text:p>
          </table:table-cell>
          <table:table-cell office:value-type="float" office:value="0.492198500824657" calcext:value-type="float">
            <text:p>0.492198500824657</text:p>
          </table:table-cell>
          <table:table-cell office:value-type="float" office:value="0.494758909853249" calcext:value-type="float">
            <text:p>0.494758909853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551181102362205" calcext:value-type="float">
            <text:p>0.551181102362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492753623188406]</text:p>
          </table:table-cell>
          <table:table-cell office:value-type="string" calcext:value-type="string">
            <text:p>[9]</text:p>
          </table:table-cell>
          <table:table-cell office:value-type="float" office:value="0.537820593763974" calcext:value-type="float">
            <text:p>0.537820593763974</text:p>
          </table:table-cell>
          <table:table-cell office:value-type="float" office:value="0.546900116947529" calcext:value-type="float">
            <text:p>0.546900116947529</text:p>
          </table:table-cell>
          <table:table-cell office:value-type="float" office:value="0.551181102362205" calcext:value-type="float">
            <text:p>0.551181102362205</text:p>
          </table:table-cell>
          <table:table-cell office:value-type="float" office:value="0.538037553171566" calcext:value-type="float">
            <text:p>0.538037553171566</text:p>
          </table:table-cell>
          <table:table-cell office:value-type="float" office:value="0.543071161048689" calcext:value-type="float">
            <text:p>0.543071161048689</text:p>
          </table:table-cell>
          <table:table-cell office:value-type="float" office:value="0.536230709403263" calcext:value-type="float">
            <text:p>0.536230709403263</text:p>
          </table:table-cell>
          <table:table-cell office:value-type="float" office:value="0.547244094488189" calcext:value-type="float">
            <text:p>0.547244094488189</text:p>
          </table:table-cell>
          <table:table-cell office:value-type="float" office:value="0.530113995533536" calcext:value-type="float">
            <text:p>0.530113995533536</text:p>
          </table:table-cell>
          <table:table-cell office:value-type="float" office:value="0.533807829181495" calcext:value-type="float">
            <text:p>0.5338078291814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496842105263158" calcext:value-type="float">
            <text:p>0.49684210526315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127764127764128]</text:p>
          </table:table-cell>
          <table:table-cell office:value-type="string" calcext:value-type="string">
            <text:p>[6]</text:p>
          </table:table-cell>
          <table:table-cell office:value-type="float" office:value="0.469776898744833" calcext:value-type="float">
            <text:p>0.469776898744833</text:p>
          </table:table-cell>
          <table:table-cell office:value-type="float" office:value="0.463013501938934" calcext:value-type="float">
            <text:p>0.463013501938934</text:p>
          </table:table-cell>
          <table:table-cell office:value-type="float" office:value="0.467924528301887" calcext:value-type="float">
            <text:p>0.467924528301887</text:p>
          </table:table-cell>
          <table:table-cell office:value-type="float" office:value="0.462738496071829" calcext:value-type="float">
            <text:p>0.462738496071829</text:p>
          </table:table-cell>
          <table:table-cell office:value-type="float" office:value="0.46969696969697" calcext:value-type="float">
            <text:p>0.46969696969697</text:p>
          </table:table-cell>
          <table:table-cell office:value-type="float" office:value="0.477181135914807" calcext:value-type="float">
            <text:p>0.477181135914807</text:p>
          </table:table-cell>
          <table:table-cell office:value-type="float" office:value="0.496842105263158" calcext:value-type="float">
            <text:p>0.496842105263158</text:p>
          </table:table-cell>
          <table:table-cell office:value-type="float" office:value="0.476174461053761" calcext:value-type="float">
            <text:p>0.476174461053761</text:p>
          </table:table-cell>
          <table:table-cell office:value-type="float" office:value="0.495726495726496" calcext:value-type="float">
            <text:p>0.49572649572649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444001870128927" calcext:value-type="float">
            <text:p>0.44400187012892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594594594594595" calcext:value-type="float">
            <text:p>0.594594594594595</text:p>
          </table:table-cell>
          <table:table-cell table:number-columns-repeated="5"/>
          <table:table-cell table:formula="of:=AVERAGE([.I2:.I16])" office:value-type="float" office:value="0.378871156824828" calcext:value-type="float">
            <text:p>0.378871156824828</text:p>
          </table:table-cell>
          <table:table-cell table:formula="of:=AVERAGE([.J2:.J16])" office:value-type="float" office:value="0.42066084839109" calcext:value-type="float">
            <text:p>0.42066084839109</text:p>
          </table:table-cell>
          <table:table-cell table:formula="of:=AVERAGE([.K2:.K16])" office:value-type="float" office:value="0.433935653198463" calcext:value-type="float">
            <text:p>0.433935653198463</text:p>
          </table:table-cell>
          <table:table-cell table:formula="of:=AVERAGE([.L2:.L16])" office:value-type="float" office:value="0.40382314098428" calcext:value-type="float">
            <text:p>0.40382314098428</text:p>
          </table:table-cell>
          <table:table-cell table:formula="of:=AVERAGE([.M2:.M16])" office:value-type="float" office:value="0.42420364030643" calcext:value-type="float">
            <text:p>0.42420364030643</text:p>
          </table:table-cell>
          <table:table-cell table:formula="of:=AVERAGE([.N2:.N16])" office:value-type="float" office:value="0.334052364229606" calcext:value-type="float">
            <text:p>0.334052364229606</text:p>
          </table:table-cell>
          <table:table-cell table:formula="of:=AVERAGE([.O2:.O16])" office:value-type="float" office:value="0.383848470503101" calcext:value-type="float">
            <text:p>0.383848470503101</text:p>
          </table:table-cell>
          <table:table-cell table:formula="of:=AVERAGE([.P2:.P16])" office:value-type="float" office:value="0.356948273694338" calcext:value-type="float">
            <text:p>0.356948273694338</text:p>
          </table:table-cell>
          <table:table-cell table:formula="of:=AVERAGE([.Q2:.Q16])" office:value-type="float" office:value="0.383533169370761" calcext:value-type="float">
            <text:p>0.383533169370761</text:p>
          </table:table-cell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66010240942622" calcext:value-type="float">
            <text:p>0.16601024094262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6T10:20:04.673759236</dc:date>
    <meta:editing-duration>PT2M27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